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be4f2" officeooo:paragraph-rsid="000be4f2"/>
    </style:style>
    <style:style style:name="T1" style:family="text">
      <style:text-properties officeooo:rsid="000d4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ngel García Pérez<text:tab/><text:tab/><text:tab/><text:tab/><text:tab/><text:tab/><text:tab/><text:span text:style-name="T1">1ºDAW 24/25</text:span></text:p>
      <text:p text:style-name="P1"/>
      <text:p text:style-name="P1">Paradigma imperativo:</text:p>
      <text:p text:style-name="P1"/>
      <text:p text:style-name="P1">Se centra en describir como se realiza una tarea mediante instrucciones que cambian el estado del programa.</text:p>
      <text:p text:style-name="P1"/>
      <text:p text:style-name="P1">Paradigma Declarativo:</text:p>
      <text:p text:style-name="P1"/>
      <text:p text:style-name="P1">Se enfoca en que tarea debe realizarse, en lugar de como se debe realizar.</text:p>
      <text:p text:style-name="P1"/>
      <text:p text:style-name="P1">Paradigma Orientado a Objetos (OOP):</text:p>
      <text:p text:style-name="P1"/>
      <text:p text:style-name="P1">Modela el software como una colección de objetos que contienen tanto datos (atributos) como comportamientos (métodos).</text:p>
      <text:p text:style-name="P1"/>
      <text:p text:style-name="P1">Paradigma Funcional:</text:p>
      <text:p text:style-name="P1"/>
      <text:p text:style-name="P1">Es un subtipo del paradigma declarativo que trata el cálculo como la evaluación de funciones matemáticas y evita cambiar estados y datos mutabl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13:21.026000000</meta:creation-date>
    <dc:date>2024-09-23T12:22:11.411000000</dc:date>
    <meta:editing-duration>PT8M49S</meta:editing-duration>
    <meta:editing-cycles>2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9" meta:word-count="86" meta:character-count="580" meta:non-whitespace-character-count="497"/>
  </office:meta>
</office:document-meta>
</file>